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51mm"/>
    </style:style>
    <style:style style:name="co3" style:family="table-column">
      <style:table-column-properties fo:break-before="auto" style:column-width="23.07mm"/>
    </style:style>
    <style:style style:name="co4" style:family="table-column">
      <style:table-column-properties fo:break-before="auto" style:column-width="27.82mm"/>
    </style:style>
    <style:style style:name="co5" style:family="table-column">
      <style:table-column-properties fo:break-before="auto" style:column-width="29.99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23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20000" number:language="en" number:country="GB">
      <number:number number:min-integer-digits="1"/>
    </number:number-style>
    <number:number-style style:name="N20002" number:language="en" number:country="GB">
      <number:number number:decimal-places="2" loext:min-decimal-places="2" number:min-integer-digits="1"/>
    </number:number-style>
    <style:style style:name="ce1" style:family="table-cell" style:parent-style-name="Default" style:data-style-name="N2000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 style:data-style-name="N20002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 style:data-style-name="N20000">
      <style:text-properties fo:font-weight="bold" style:font-weight-asian="bold" style:font-weight-complex="bold"/>
    </style:style>
    <style:style style:name="ce4" style:family="table-cell" style:parent-style-name="Default" style:data-style-name="N20000"/>
    <style:style style:name="ce5" style:family="table-cell" style:parent-style-name="Default" style:data-style-name="N2000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uswertung" table:style-name="ta1">
        <table:shapes>
          <draw:frame draw:z-index="0" draw:style-name="gr1" draw:text-style-name="P1" svg:width="205.42mm" svg:height="115.23mm" svg:x="7.33mm" svg:y="5.91mm">
            <loext:p draw:notify-on-update-of-ranges="Proband3.A2:Proband3.A8 Proband1.A1:Proband1.A1 Proband1.D2:Proband1.D8 Proband2.A1:Proband2.A1 Proband2.D2:Proband2.D8 Proband3.A1:Proband3.A1 Proband3.D2:Proband3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0.57mm" svg:height="112.82mm" svg:x="243.46mm" svg:y="6.02mm">
            <loext:p draw:notify-on-update-of-ranges="Proband3.A2:Proband3.A7 Proband1.A1:Proband1.A1 Proband1.E2:Proband1.E7 Proband2.A1:Proband2.A1 Proband2.E2:Proband2.E7 Proband3.A1:Proband3.A1 Proband3.E2:Proband3.E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roband1" table:style-name="ta2"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column table:style-name="co7" table:default-cell-style-name="ce4"/>
        <table:table-row table:style-name="ro2">
          <table:table-cell office:value-type="string" calcext:value-type="string">
            <text:p>Proband 1</text:p>
          </table:table-cell>
          <table:table-cell table:style-name="ce3" office:value-type="string" calcext:value-type="string">
            <text:p>Bewertung</text:p>
          </table:table-cell>
          <table:table-cell table:style-name="ce3" office:value-type="string" calcext:value-type="string">
            <text:p>Wichtung</text:p>
          </table:table-cell>
          <table:table-cell table:style-name="ce3" office:value-type="string" calcext:value-type="string">
            <text:p>Absolut</text:p>
          </table:table-cell>
          <table:table-cell table:style-name="ce3" office:value-type="string" calcext:value-type="string">
            <text:p>Relativ</text:p>
          </table:table-cell>
          <table:table-cell table:style-name="ce3" table:number-columns-repeated="1019"/>
        </table:table-row>
        <table:table-row table:style-name="ro3">
          <table:table-cell office:value-type="string" calcext:value-type="string">
            <text:p>Geistige Anforderung</text:p>
          </table:table-cell>
          <table:table-cell office:value-type="float" office:value="20" calcext:value-type="float">
            <text:p>20</text:p>
          </table:table-cell>
          <table:table-cell office:value-type="float" office:value="0.0666666667" calcext:value-type="float">
            <text:p>0.0666666667</text:p>
          </table:table-cell>
          <table:table-cell table:formula="of:=[.B2]*[.C2]" office:value-type="float" office:value="1.333333334" calcext:value-type="float">
            <text:p>1.333333334</text:p>
          </table:table-cell>
          <table:table-cell table:formula="of:=[.D2]/[.$D$8]" office:value-type="float" office:value="0.0222222222338889" calcext:value-type="float">
            <text:p>0.0222222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örperliche Anforderun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3]*[.C3]" office:value-type="float" office:value="0" calcext:value-type="float">
            <text:p>0</text:p>
          </table:table-cell>
          <table:table-cell table:formula="of:=[.D3]/[.$D$8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Zeitliche Anforderung</text:p>
          </table:table-cell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table:formula="of:=[.B4]*[.C4]" office:value-type="float" office:value="17" calcext:value-type="float">
            <text:p>17</text:p>
          </table:table-cell>
          <table:table-cell table:formula="of:=[.D4]/[.$D$8]" office:value-type="float" office:value="0.283333333340417" calcext:value-type="float">
            <text:p>0.28333333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istung</text:p>
          </table:table-cell>
          <table:table-cell office:value-type="float" office:value="40" calcext:value-type="float">
            <text:p>40</text:p>
          </table:table-cell>
          <table:table-cell office:value-type="float" office:value="0.2666666667" calcext:value-type="float">
            <text:p>0.2666666667</text:p>
          </table:table-cell>
          <table:table-cell table:formula="of:=[.B5]*[.C5]" office:value-type="float" office:value="10.666666668" calcext:value-type="float">
            <text:p>10.666666668</text:p>
          </table:table-cell>
          <table:table-cell table:formula="of:=[.D5]/[.$D$8]" office:value-type="float" office:value="0.177777777804444" calcext:value-type="float">
            <text:p>0.17777777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nstrengung</text:p>
          </table:table-cell>
          <table:table-cell office:value-type="float" office:value="20" calcext:value-type="float">
            <text:p>20</text:p>
          </table:table-cell>
          <table:table-cell office:value-type="float" office:value="0.1333333333" calcext:value-type="float">
            <text:p>0.1333333333</text:p>
          </table:table-cell>
          <table:table-cell table:formula="of:=[.B6]*[.C6]" office:value-type="float" office:value="2.666666666" calcext:value-type="float">
            <text:p>2.666666666</text:p>
          </table:table-cell>
          <table:table-cell table:formula="of:=[.D6]/[.$D$8]" office:value-type="float" office:value="0.0444444444344444" calcext:value-type="float">
            <text:p>0.04444444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ustration</text:p>
          </table:table-cell>
          <table:table-cell office:value-type="float" office:value="85" calcext:value-type="float">
            <text:p>85</text:p>
          </table:table-cell>
          <table:table-cell office:value-type="float" office:value="0.3333333333" calcext:value-type="float">
            <text:p>0.3333333333</text:p>
          </table:table-cell>
          <table:table-cell table:formula="of:=[.B7]*[.C7]" office:value-type="float" office:value="28.3333333305" calcext:value-type="float">
            <text:p>28.3333333305</text:p>
          </table:table-cell>
          <table:table-cell table:formula="of:=[.D7]/[.$D$8]" office:value-type="float" office:value="0.472222222186806" calcext:value-type="float">
            <text:p>0.4722222222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esamtbeanspruchung</text:p>
          </table:table-cell>
          <table:table-cell table:style-name="ce5" table:number-columns-repeated="2"/>
          <table:table-cell table:style-name="ce5" table:formula="of:=SUM([.D2:.D7])" office:value-type="float" office:value="59.9999999985" calcext:value-type="float">
            <text:p>60.00</text:p>
          </table:table-cell>
          <table:table-cell table:style-name="ce5" table:formula="of:=SUM([.E2:.E7])" office:value-type="float" office:value="1" calcext:value-type="float">
            <text:p>1.00</text:p>
          </table:table-cell>
          <table:table-cell table:style-name="ce5" table:number-columns-repeated="1019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band2" table:style-name="ta2">
        <table:table-column table:style-name="co2" table:default-cell-style-name="ce1"/>
        <table:table-column table:style-name="co1" table:default-cell-style-name="ce4"/>
        <table:table-column table:style-name="co8" table:number-columns-repeated="2" table:default-cell-style-name="ce4"/>
        <table:table-column table:style-name="co6" table:number-columns-repeated="1019" table:default-cell-style-name="ce4"/>
        <table:table-column table:style-name="co7" table:default-cell-style-name="ce4"/>
        <table:table-row table:style-name="ro2">
          <table:table-cell office:value-type="string" calcext:value-type="string">
            <text:p>Proband 2</text:p>
          </table:table-cell>
          <table:table-cell table:style-name="ce3" office:value-type="string" calcext:value-type="string">
            <text:p>Bewertung</text:p>
          </table:table-cell>
          <table:table-cell table:style-name="ce3" office:value-type="string" calcext:value-type="string">
            <text:p>Wichtung</text:p>
          </table:table-cell>
          <table:table-cell table:style-name="ce3" office:value-type="string" calcext:value-type="string">
            <text:p>Absolut</text:p>
          </table:table-cell>
          <table:table-cell table:style-name="ce3" office:value-type="string" calcext:value-type="string">
            <text:p>Relativ</text:p>
          </table:table-cell>
          <table:table-cell table:style-name="ce3" table:number-columns-repeated="1019"/>
        </table:table-row>
        <table:table-row table:style-name="ro3">
          <table:table-cell office:value-type="string" calcext:value-type="string">
            <text:p>Geistige Anforderung</text:p>
          </table:table-cell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.2</text:p>
          </table:table-cell>
          <table:table-cell table:formula="of:=[.B2]*[.C2]" office:value-type="float" office:value="7" calcext:value-type="float">
            <text:p>7</text:p>
          </table:table-cell>
          <table:table-cell table:formula="of:=[.D2]/[.$D$8]" office:value-type="float" office:value="0.185840710513744" calcext:value-type="float">
            <text:p>0.185840710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örperliche Anforderung</text:p>
          </table:table-cell>
          <table:table-cell office:value-type="float" office:value="10" calcext:value-type="float">
            <text:p>10</text:p>
          </table:table-cell>
          <table:table-cell office:value-type="float" office:value="0.13333333" calcext:value-type="float">
            <text:p>0.13333333</text:p>
          </table:table-cell>
          <table:table-cell table:formula="of:=[.B3]*[.C3]" office:value-type="float" office:value="1.3333333" calcext:value-type="float">
            <text:p>1.3333333</text:p>
          </table:table-cell>
          <table:table-cell table:formula="of:=[.D3]/[.$D$8]" office:value-type="float" office:value="0.0353982296890908" calcext:value-type="float">
            <text:p>0.03539822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Zeitliche Anforderung</text:p>
          </table:table-cell>
          <table:table-cell office:value-type="float" office:value="30" calcext:value-type="float">
            <text:p>30</text:p>
          </table:table-cell>
          <table:table-cell office:value-type="float" office:value="0.06666667" calcext:value-type="float">
            <text:p>0.06666667</text:p>
          </table:table-cell>
          <table:table-cell table:formula="of:=[.B4]*[.C4]" office:value-type="float" office:value="2.0000001" calcext:value-type="float">
            <text:p>2.0000001</text:p>
          </table:table-cell>
          <table:table-cell table:formula="of:=[.D4]/[.$D$8]" office:value-type="float" office:value="0.0530973485159371" calcext:value-type="float">
            <text:p>0.05309734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istung</text:p>
          </table:table-cell>
          <table:table-cell office:value-type="float" office:value="65" calcext:value-type="float">
            <text:p>65</text:p>
          </table:table-cell>
          <table:table-cell office:value-type="float" office:value="0.13333333" calcext:value-type="float">
            <text:p>0.13333333</text:p>
          </table:table-cell>
          <table:table-cell table:formula="of:=[.B5]*[.C5]" office:value-type="float" office:value="8.66666645" calcext:value-type="float">
            <text:p>8.66666645</text:p>
          </table:table-cell>
          <table:table-cell table:formula="of:=[.D5]/[.$D$8]" office:value-type="float" office:value="0.23008849297909" calcext:value-type="float">
            <text:p>0.2300884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nstrengung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table:formula="of:=[.B6]*[.C6]" office:value-type="float" office:value="4" calcext:value-type="float">
            <text:p>4</text:p>
          </table:table-cell>
          <table:table-cell table:formula="of:=[.D6]/[.$D$8]" office:value-type="float" office:value="0.10619469172214" calcext:value-type="float">
            <text:p>0.10619469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ustration</text:p>
          </table:table-cell>
          <table:table-cell office:value-type="float" office:value="55" calcext:value-type="float">
            <text:p>55</text:p>
          </table:table-cell>
          <table:table-cell office:value-type="float" office:value="0.26666666" calcext:value-type="float">
            <text:p>0.26666666</text:p>
          </table:table-cell>
          <table:table-cell table:formula="of:=[.B7]*[.C7]" office:value-type="float" office:value="14.6666663" calcext:value-type="float">
            <text:p>14.6666663</text:p>
          </table:table-cell>
          <table:table-cell table:formula="of:=[.D7]/[.$D$8]" office:value-type="float" office:value="0.389380526579998" calcext:value-type="float">
            <text:p>0.389380526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esamtbeanspruchung</text:p>
          </table:table-cell>
          <table:table-cell table:style-name="ce5" table:number-columns-repeated="2"/>
          <table:table-cell table:style-name="ce5" table:formula="of:=SUM([.D2:.D7])" office:value-type="float" office:value="37.66666615" calcext:value-type="float">
            <text:p>37.67</text:p>
          </table:table-cell>
          <table:table-cell table:style-name="ce5" table:formula="of:=SUM([.E2:.E7])" office:value-type="float" office:value="1" calcext:value-type="float">
            <text:p>1.00</text:p>
          </table:table-cell>
          <table:table-cell table:style-name="ce5"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band3" table:style-name="ta2">
        <table:table-column table:style-name="co2" table:default-cell-style-name="ce1"/>
        <table:table-column table:style-name="co6" table:number-columns-repeated="1022" table:default-cell-style-name="ce4"/>
        <table:table-column table:style-name="co7" table:default-cell-style-name="ce4"/>
        <table:table-row table:style-name="ro2">
          <table:table-cell office:value-type="string" calcext:value-type="string">
            <text:p>Proband 3</text:p>
          </table:table-cell>
          <table:table-cell table:style-name="ce3" office:value-type="string" calcext:value-type="string">
            <text:p>Bewertung</text:p>
          </table:table-cell>
          <table:table-cell table:style-name="ce3" office:value-type="string" calcext:value-type="string">
            <text:p>Wichtung</text:p>
          </table:table-cell>
          <table:table-cell table:style-name="ce3" office:value-type="string" calcext:value-type="string">
            <text:p>Absolut</text:p>
          </table:table-cell>
          <table:table-cell table:style-name="ce3" office:value-type="string" calcext:value-type="string">
            <text:p>Relativ</text:p>
          </table:table-cell>
          <table:table-cell table:style-name="ce3" table:number-columns-repeated="1019"/>
        </table:table-row>
        <table:table-row table:style-name="ro3">
          <table:table-cell office:value-type="string" calcext:value-type="string">
            <text:p>Geistige Anforderung</text:p>
          </table:table-cell>
          <table:table-cell office:value-type="float" office:value="25" calcext:value-type="float">
            <text:p>25</text:p>
          </table:table-cell>
          <table:table-cell office:value-type="float" office:value="0.06666667" calcext:value-type="float">
            <text:p>0.06666667</text:p>
          </table:table-cell>
          <table:table-cell table:formula="of:=[.B2]*[.C2]" office:value-type="float" office:value="1.66666675" calcext:value-type="float">
            <text:p>1.66666675</text:p>
          </table:table-cell>
          <table:table-cell table:formula="of:=[.D2]/[.$D$8]" office:value-type="float" office:value="0.0641025674309665" calcext:value-type="float">
            <text:p>0.06410256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örperliche Anforderung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B3]*[.C3]" office:value-type="float" office:value="1" calcext:value-type="float">
            <text:p>1</text:p>
          </table:table-cell>
          <table:table-cell table:formula="of:=[.D3]/[.$D$8]" office:value-type="float" office:value="0.038461538535503" calcext:value-type="float">
            <text:p>0.03846153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Zeitliche Anforderung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table:formula="of:=[.B4]*[.C4]" office:value-type="float" office:value="5" calcext:value-type="float">
            <text:p>5</text:p>
          </table:table-cell>
          <table:table-cell table:formula="of:=[.D4]/[.$D$8]" office:value-type="float" office:value="0.192307692677515" calcext:value-type="float">
            <text:p>0.19230769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istung</text:p>
          </table:table-cell>
          <table:table-cell office:value-type="float" office:value="30" calcext:value-type="float">
            <text:p>30</text:p>
          </table:table-cell>
          <table:table-cell office:value-type="float" office:value="0.06666667" calcext:value-type="float">
            <text:p>0.06666667</text:p>
          </table:table-cell>
          <table:table-cell table:formula="of:=[.B5]*[.C5]" office:value-type="float" office:value="2.0000001" calcext:value-type="float">
            <text:p>2.0000001</text:p>
          </table:table-cell>
          <table:table-cell table:formula="of:=[.D5]/[.$D$8]" office:value-type="float" office:value="0.0769230809171598" calcext:value-type="float">
            <text:p>0.07692308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nstrengung</text:p>
          </table:table-cell>
          <table:table-cell office:value-type="float" office:value="35" calcext:value-type="float">
            <text:p>35</text:p>
          </table:table-cell>
          <table:table-cell office:value-type="float" office:value="0.13333333" calcext:value-type="float">
            <text:p>0.13333333</text:p>
          </table:table-cell>
          <table:table-cell table:formula="of:=[.B6]*[.C6]" office:value-type="float" office:value="4.66666655" calcext:value-type="float">
            <text:p>4.66666655</text:p>
          </table:table-cell>
          <table:table-cell table:formula="of:=[.D6]/[.$D$8]" office:value-type="float" office:value="0.179487175345168" calcext:value-type="float">
            <text:p>0.17948717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ustration</text:p>
          </table:table-cell>
          <table:table-cell office:value-type="float" office:value="35" calcext:value-type="float">
            <text:p>35</text:p>
          </table:table-cell>
          <table:table-cell office:value-type="float" office:value="0.33333333" calcext:value-type="float">
            <text:p>0.33333333</text:p>
          </table:table-cell>
          <table:table-cell table:formula="of:=[.B7]*[.C7]" office:value-type="float" office:value="11.66666655" calcext:value-type="float">
            <text:p>11.66666655</text:p>
          </table:table-cell>
          <table:table-cell table:formula="of:=[.D7]/[.$D$8]" office:value-type="float" office:value="0.448717945093688" calcext:value-type="float">
            <text:p>0.4487179451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Gesamtbeanspruchung</text:p>
          </table:table-cell>
          <table:table-cell table:style-name="ce5" table:number-columns-repeated="2"/>
          <table:table-cell table:style-name="ce5" table:formula="of:=SUM([.D2:.D7])" office:value-type="float" office:value="25.99999995" calcext:value-type="float">
            <text:p>26.00</text:p>
          </table:table-cell>
          <table:table-cell table:style-name="ce5" table:formula="of:=SUM([.E2:.E7])" office:value-type="float" office:value="1" calcext:value-type="float">
            <text:p>1.00</text:p>
          </table:table-cell>
          <table:table-cell table:style-name="ce5" table:number-columns-repeated="1019"/>
        </table:table-row>
        <table:table-row table:style-name="ro3">
          <table:table-cell table:number-columns-repeated="1024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.00.0000</text:date>, <text:time style:data-style-name="N2" text:time-value="08:56:27.4522499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Standard Calc</dc:title>
    <meta:initial-creator>Simon Hochholzer</meta:initial-creator>
    <dc:creator>Simon Hochholzer</dc:creator>
    <meta:creation-date>2018-01-20T14:45:44Z</meta:creation-date>
    <dc:date>2018-01-22T09:04:15.650475815</dc:date>
    <meta:editing-cycles>12</meta:editing-cycles>
    <meta:editing-duration>PT40M20S</meta:editing-duration>
    <meta:document-statistic meta:table-count="4" meta:cell-count="114" meta:object-count="2"/>
    <meta:template xlink:type="simple" xlink:actuate="onRequest" xlink:title="" xlink:href="../../../../../../../../../../.config/libreoffice/4/user/template/Standard%20Calc.ots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0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2000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2000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43cm" svg:height="11.524cm" xlink:href=".." xlink:type="simple" chart:class="chart:bar" chart:style-name="ch1">
        <chart:legend chart:legend-position="end" svg:x="18.227cm" svg:y="4.965cm" style:legend-expansion="high" chart:style-name="ch2"/>
        <chart:plot-area chart:style-name="ch3" table:cell-range-address="Proband3.A1:Proband3.A8 Proband1.A1:Proband1.A1 Proband1.D2:Proband1.D8 Proband2.A1:Proband2.A1 Proband2.D2:Proband2.D8 Proband3.D2:Proband3.D8" chart:data-source-has-labels="both" svg:x="0.41cm" svg:y="0.23cm" svg:width="17.407cm" svg:height="11.064cm">
          <chartooo:coordinate-region svg:x="1.638cm" svg:y="0.23cm" svg:width="16.179cm" svg:height="7.771cm"/>
          <chart:axis chart:dimension="x" chart:name="primary-x" chart:style-name="ch4" chartooo:axis-type="auto">
            <chartooo:date-scale/>
            <chart:categories table:cell-range-address="Proband3.A2:Proband3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band1.D2:Proband1.D8" chart:label-cell-address="Proband1.A1:Proband1.A1" chart:class="chart:bar">
            <chart:data-point chart:repeated="7"/>
          </chart:series>
          <chart:series chart:style-name="ch8" chart:values-cell-range-address="Proband2.D2:Proband2.D8" chart:label-cell-address="Proband2.A1:Proband2.A1" chart:class="chart:bar">
            <chart:data-point chart:repeated="7"/>
          </chart:series>
          <chart:series chart:style-name="ch9" chart:values-cell-range-address="Proband3.D2:Proband3.D8" chart:label-cell-address="Proband3.A1:Proband3.A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nd 1</text:p>
                <draw:g>
                  <svg:desc>Proband1.A1:Proband1.A1</svg:desc>
                </draw:g>
              </table:table-cell>
              <table:table-cell office:value-type="string">
                <text:p>Proband 2</text:p>
                <draw:g>
                  <svg:desc>Proband2.A1:Proband2.A1</svg:desc>
                </draw:g>
              </table:table-cell>
              <table:table-cell office:value-type="string">
                <text:p>Proband 3</text:p>
                <draw:g>
                  <svg:desc>Proband3.A1:Proband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istige Anforderung</text:p>
                <draw:g>
                  <svg:desc>Proband3.A2:Proband3.A8</svg:desc>
                </draw:g>
              </table:table-cell>
              <table:table-cell office:value-type="float" office:value="1.333333334">
                <text:p>1.333333334</text:p>
                <draw:g>
                  <svg:desc>Proband1.D2:Proband1.D8</svg:desc>
                </draw:g>
              </table:table-cell>
              <table:table-cell office:value-type="float" office:value="7">
                <text:p>7</text:p>
                <draw:g>
                  <svg:desc>Proband2.D2:Proband2.D8</svg:desc>
                </draw:g>
              </table:table-cell>
              <table:table-cell office:value-type="float" office:value="1.66666675">
                <text:p>1.66666675</text:p>
                <draw:g>
                  <svg:desc>Proband3.D2:Proband3.D8</svg:desc>
                </draw:g>
              </table:table-cell>
            </table:table-row>
            <table:table-row>
              <table:table-cell office:value-type="string">
                <text:p>Körperliche Anforderung</text:p>
              </table:table-cell>
              <table:table-cell office:value-type="float" office:value="0">
                <text:p>0</text:p>
              </table:table-cell>
              <table:table-cell office:value-type="float" office:value="1.3333333">
                <text:p>1.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eitliche Anforderung</text:p>
              </table:table-cell>
              <table:table-cell office:value-type="float" office:value="17">
                <text:p>17</text:p>
              </table:table-cell>
              <table:table-cell office:value-type="float" office:value="2.0000001">
                <text:p>2.00000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eistung</text:p>
              </table:table-cell>
              <table:table-cell office:value-type="float" office:value="10.666666668">
                <text:p>10.666666668</text:p>
              </table:table-cell>
              <table:table-cell office:value-type="float" office:value="8.66666645">
                <text:p>8.66666645</text:p>
              </table:table-cell>
              <table:table-cell office:value-type="float" office:value="2.0000001">
                <text:p>2.0000001</text:p>
              </table:table-cell>
            </table:table-row>
            <table:table-row>
              <table:table-cell office:value-type="string">
                <text:p>Anstrengung</text:p>
              </table:table-cell>
              <table:table-cell office:value-type="float" office:value="2.666666666">
                <text:p>2.666666666</text:p>
              </table:table-cell>
              <table:table-cell office:value-type="float" office:value="4">
                <text:p>4</text:p>
              </table:table-cell>
              <table:table-cell office:value-type="float" office:value="4.66666655">
                <text:p>4.66666655</text:p>
              </table:table-cell>
            </table:table-row>
            <table:table-row>
              <table:table-cell office:value-type="string">
                <text:p>Frustration</text:p>
              </table:table-cell>
              <table:table-cell office:value-type="float" office:value="28.3333333305">
                <text:p>28.3333333305</text:p>
              </table:table-cell>
              <table:table-cell office:value-type="float" office:value="14.6666663">
                <text:p>14.6666663</text:p>
              </table:table-cell>
              <table:table-cell office:value-type="float" office:value="11.66666655">
                <text:p>11.66666655</text:p>
              </table:table-cell>
            </table:table-row>
            <table:table-row>
              <table:table-cell office:value-type="string">
                <text:p>Gesamtbeanspruchung</text:p>
              </table:table-cell>
              <table:table-cell office:value-type="float" office:value="59.9999999985">
                <text:p>59.9999999985</text:p>
              </table:table-cell>
              <table:table-cell office:value-type="float" office:value="37.66666615">
                <text:p>37.66666615</text:p>
              </table:table-cell>
              <table:table-cell office:value-type="float" office:value="25.99999995">
                <text:p>25.99999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0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2000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2000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58cm" svg:height="11.283cm" xlink:href=".." xlink:type="simple" chart:class="chart:bar" chart:style-name="ch1">
        <chart:legend chart:legend-position="end" svg:x="17.742cm" svg:y="4.844cm" style:legend-expansion="high" chart:style-name="ch2"/>
        <chart:plot-area chart:style-name="ch3" table:cell-range-address="Proband3.A1:Proband3.A7 Proband1.A1:Proband1.A1 Proband1.E2:Proband1.E7 Proband2.A1:Proband2.A1 Proband2.E2:Proband2.E7 Proband3.E2:Proband3.E7" chart:data-source-has-labels="both" svg:x="0.401cm" svg:y="0.225cm" svg:width="16.94cm" svg:height="10.833cm">
          <chartooo:coordinate-region svg:x="1.47cm" svg:y="0.225cm" svg:width="15.871cm" svg:height="7.54cm"/>
          <chart:axis chart:dimension="x" chart:name="primary-x" chart:style-name="ch4" chartooo:axis-type="auto">
            <chartooo:date-scale/>
            <chart:categories table:cell-range-address="Proband3.A2:Proband3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band1.E2:Proband1.E7" chart:label-cell-address="Proband1.A1:Proband1.A1" chart:class="chart:bar">
            <chart:data-point chart:repeated="6"/>
          </chart:series>
          <chart:series chart:style-name="ch8" chart:values-cell-range-address="Proband2.E2:Proband2.E7" chart:label-cell-address="Proband2.A1:Proband2.A1" chart:class="chart:bar">
            <chart:data-point chart:repeated="6"/>
          </chart:series>
          <chart:series chart:style-name="ch9" chart:values-cell-range-address="Proband3.E2:Proband3.E7" chart:label-cell-address="Proband3.A1:Proband3.A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nd 1</text:p>
                <draw:g>
                  <svg:desc>Proband1.A1:Proband1.A1</svg:desc>
                </draw:g>
              </table:table-cell>
              <table:table-cell office:value-type="string">
                <text:p>Proband 2</text:p>
                <draw:g>
                  <svg:desc>Proband2.A1:Proband2.A1</svg:desc>
                </draw:g>
              </table:table-cell>
              <table:table-cell office:value-type="string">
                <text:p>Proband 3</text:p>
                <draw:g>
                  <svg:desc>Proband3.A1:Proband3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istige Anforderung</text:p>
                <draw:g>
                  <svg:desc>Proband3.A2:Proband3.A7</svg:desc>
                </draw:g>
              </table:table-cell>
              <table:table-cell office:value-type="float" office:value="0.0222222222338889">
                <text:p>0.0222222222338889</text:p>
                <draw:g>
                  <svg:desc>Proband1.E2:Proband1.E7</svg:desc>
                </draw:g>
              </table:table-cell>
              <table:table-cell office:value-type="float" office:value="0.185840710513744">
                <text:p>0.185840710513744</text:p>
                <draw:g>
                  <svg:desc>Proband2.E2:Proband2.E7</svg:desc>
                </draw:g>
              </table:table-cell>
              <table:table-cell office:value-type="float" office:value="0.0641025674309665">
                <text:p>0.0641025674309665</text:p>
                <draw:g>
                  <svg:desc>Proband3.E2:Proband3.E7</svg:desc>
                </draw:g>
              </table:table-cell>
            </table:table-row>
            <table:table-row>
              <table:table-cell office:value-type="string">
                <text:p>Körperliche Anforderung</text:p>
              </table:table-cell>
              <table:table-cell office:value-type="float" office:value="0">
                <text:p>0</text:p>
              </table:table-cell>
              <table:table-cell office:value-type="float" office:value="0.0353982296890908">
                <text:p>0.0353982296890908</text:p>
              </table:table-cell>
              <table:table-cell office:value-type="float" office:value="0.038461538535503">
                <text:p>0.038461538535503</text:p>
              </table:table-cell>
            </table:table-row>
            <table:table-row>
              <table:table-cell office:value-type="string">
                <text:p>Zeitliche Anforderung</text:p>
              </table:table-cell>
              <table:table-cell office:value-type="float" office:value="0.283333333340417">
                <text:p>0.283333333340417</text:p>
              </table:table-cell>
              <table:table-cell office:value-type="float" office:value="0.0530973485159371">
                <text:p>0.0530973485159371</text:p>
              </table:table-cell>
              <table:table-cell office:value-type="float" office:value="0.192307692677515">
                <text:p>0.192307692677515</text:p>
              </table:table-cell>
            </table:table-row>
            <table:table-row>
              <table:table-cell office:value-type="string">
                <text:p>Leistung</text:p>
              </table:table-cell>
              <table:table-cell office:value-type="float" office:value="0.177777777804444">
                <text:p>0.177777777804444</text:p>
              </table:table-cell>
              <table:table-cell office:value-type="float" office:value="0.23008849297909">
                <text:p>0.23008849297909</text:p>
              </table:table-cell>
              <table:table-cell office:value-type="float" office:value="0.0769230809171598">
                <text:p>0.0769230809171598</text:p>
              </table:table-cell>
            </table:table-row>
            <table:table-row>
              <table:table-cell office:value-type="string">
                <text:p>Anstrengung</text:p>
              </table:table-cell>
              <table:table-cell office:value-type="float" office:value="0.0444444444344444">
                <text:p>0.0444444444344444</text:p>
              </table:table-cell>
              <table:table-cell office:value-type="float" office:value="0.10619469172214">
                <text:p>0.10619469172214</text:p>
              </table:table-cell>
              <table:table-cell office:value-type="float" office:value="0.179487175345168">
                <text:p>0.179487175345168</text:p>
              </table:table-cell>
            </table:table-row>
            <table:table-row>
              <table:table-cell office:value-type="string">
                <text:p>Frustration</text:p>
              </table:table-cell>
              <table:table-cell office:value-type="float" office:value="0.472222222186806">
                <text:p>0.472222222186806</text:p>
              </table:table-cell>
              <table:table-cell office:value-type="float" office:value="0.389380526579998">
                <text:p>0.389380526579998</text:p>
              </table:table-cell>
              <table:table-cell office:value-type="float" office:value="0.448717945093688">
                <text:p>0.4487179450936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